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2000002F8D47C073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color="#ffdbb6" draw:fill="none" draw:textarea-vertical-align="middle" loext:decorative="false"/>
    </style:style>
    <style:style style:name="gr3" style:family="graphic" style:parent-style-name="standard">
      <style:graphic-properties svg:stroke-color="#ffb66c" draw:fill-color="#ff972f" draw:textarea-vertical-align="middle" loext:decorative="false"/>
    </style:style>
    <style:style style:name="gr4" style:family="graphic" style:parent-style-name="standard">
      <style:graphic-properties svg:stroke-color="#ffffa6" draw:fill-color="#ffff6d" draw:textarea-horizontal-align="justify" draw:textarea-vertical-align="middle" draw:auto-grow-height="false" fo:min-height="0.199cm" fo:min-width="0cm" fo:wrap-option="wrap" loext:decorative="false"/>
    </style:style>
    <style:style style:name="gr5" style:family="graphic" style:parent-style-name="standard">
      <style:graphic-properties svg:stroke-color="#729fcf" draw:textarea-horizontal-align="justify" draw:textarea-vertical-align="middle" draw:auto-grow-height="false" fo:min-height="0.749cm" fo:min-width="1.087cm" loext:decorative="false"/>
    </style:style>
    <style:style style:name="gr6" style:family="graphic" style:parent-style-name="objectwithoutfill">
      <style:graphic-properties svg:stroke-color="#ffe994" draw:fill="none" draw:textarea-vertical-align="middle" loext:decorative="false"/>
    </style:style>
    <style:style style:name="gr7" style:family="graphic" style:parent-style-name="standard">
      <style:graphic-properties svg:stroke-color="#ffff6d" draw:fill-color="#ffff6d" draw:textarea-horizontal-align="justify" draw:textarea-vertical-align="middle" draw:auto-grow-height="false" fo:min-height="0cm" fo:min-width="0cm" fo:wrap-option="wrap" loext:decorative="false"/>
    </style:style>
    <style:style style:name="gr8" style:family="graphic" style:parent-style-name="standard">
      <style:graphic-properties svg:stroke-color="#ffb66c" draw:fill-color="#ffb66c" draw:textarea-vertical-align="middle" loext:decorative="false"/>
    </style:style>
    <style:style style:name="gr9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972f"/>
      <style:paragraph-properties fo:text-align="center"/>
    </style:style>
    <style:style style:name="P4" style:family="paragraph">
      <loext:graphic-properties draw:fill-color="#ffff6d"/>
      <style:paragraph-properties fo:text-align="center"/>
    </style:style>
    <style:style style:name="P5" style:family="paragraph">
      <loext:graphic-properties draw:fill-color="#ffb66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751cm" svg:x="1cm" svg:y="4.492cm">
          <draw:image xlink:href="Pictures/1000000100000302000002F8D47C0730.png" xlink:type="simple" xlink:show="embed" xlink:actuate="onLoad" draw:mime-type="image/png">
            <text:p/>
          </draw:image>
        </draw:frame>
        <draw:path draw:style-name="gr2" draw:text-style-name="P2" draw:layer="layout" svg:width="2.634cm" svg:height="2.423cm" draw:transform="skewX (0.12915436464758) rotate (-1.26710903694788) translate (9.14399538909014cm 6.68658177046254cm)" svg:viewBox="0 0 2635 2424" svg:d="M0 2424c5656-2 445-2424 445-2424">
          <text:p/>
        </draw:path>
        <draw:path draw:style-name="gr3" draw:text-style-name="P3" draw:layer="layout" svg:width="1.432cm" svg:height="2.029cm" svg:x="7.4cm" svg:y="7.017cm" svg:viewBox="0 0 1433 2030" svg:d="M477 36c-595 160-489 761-429 1180 56 387 561 1069 894 715 293-312 352-772 465-1180 175-632-581-476-858-751l-215 72z">
          <text:p/>
        </draw:path>
        <draw:custom-shape draw:style-name="gr4" draw:text-style-name="P4" draw:layer="layout" svg:width="0.635cm" svg:height="0.635cm" svg:x="7.755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87cm" svg:height="0.999cm" svg:x="9.655cm" svg:y="16.64cm">
          <text:p/>
          <draw:enhanced-geometry svg:viewBox="0 0 21600 21600" draw:type="rectangle" draw:enhanced-path="M 0 0 L 21600 0 21600 21600 0 21600 0 0 Z N"/>
        </draw:custom-shape>
        <draw:path draw:style-name="gr6" draw:text-style-name="P2" draw:layer="layout" svg:width="1.752cm" svg:height="1.594cm" draw:transform="skewX (0.122871179340401) rotate (-1.27077422837707) translate (11.1723623358206cm 16.4287134306834cm)" svg:viewBox="0 0 1753 1595" svg:d="M0 1595c3763-1 297-1595 297-1595">
          <text:p/>
        </draw:path>
        <draw:custom-shape draw:style-name="gr7" draw:text-style-name="P4" draw:layer="layout" svg:width="0.318cm" svg:height="0.317cm" svg:x="10.352cm" svg:y="1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5" draw:layer="layout" svg:width="0.858cm" svg:height="1.568cm" svg:x="10.051cm" svg:y="16.178cm" svg:viewBox="0 0 859 1569" svg:d="M198 1554c16-40 61-48 95-64 31-13 64-25 98-27 33-2 69-3 103 11 35 16 71 33 108 50 28 13 58 53 84 36 33-21-29-61-11-92 32-55 96-86 136-134 27-32 31-79 36-119 4-32 11-64 11-95 1-33 0-67 0-100 0-32 0-66 0-98 0-31 0-63 0-92 0-34 0-68 0-100 0-38 1-75 0-111 0-34 0-68-5-101-3-30-9-59-14-89-5-32-8-62-8-94 0-33-7-68-20-98-13-34-25-67-42-100-21-41-58-66-92-92-35-25-73-26-108-39-33-11-70-3-103-6-39-3-73 13-106 28-30 14-60 23-89 34-40 16-73 48-100 80-22 29-20 65-34 98-16 38-23 80-36 120-9 32-25 64-31 97-6 34-19 69-25 103-8 44-12 92-19 137-6 38-9 78-14 117-4 32-9 63-6 94 5 38-11 65-5 106 6 42 15 81 19 123 4 35 13 71 17 106 4 32 11 64 14 97 4 30 11 61 22 89s24 57 33 87 37 58 70 52l22-22z">
          <text:p/>
        </draw:path>
        <draw:line draw:style-name="gr9" draw:text-style-name="P2" draw:layer="layout" svg:x1="9.572cm" svg:y1="17.51cm" svg:x2="7.667cm" svg:y2="17.51cm">
          <text:p/>
        </draw:line>
        <draw:line draw:style-name="gr9" draw:text-style-name="P2" draw:layer="layout" svg:x1="9.593cm" svg:y1="12.21cm" svg:x2="7.688cm" svg:y2="12.21cm">
          <text:p/>
        </draw:line>
        <draw:line draw:style-name="gr9" draw:text-style-name="P2" draw:layer="layout" svg:x1="6.914cm" svg:y1="8.31cm" svg:x2="5.009cm" svg:y2="8.3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16:48:46.141267957</meta:creation-date>
    <dc:date>2025-07-01T17:07:53.380375610</dc:date>
    <meta:editing-duration>PT2M46S</meta:editing-duration>
    <meta:editing-cycles>1</meta:editing-cycles>
    <meta:document-statistic meta:object-count="11"/>
    <meta:generator>LibreOffice/24.8.3.2$Linux_X86_64 LibreOffice_project/48a6bac9e7e268aeb4c3483fcf825c94556d9f92</meta:generator>
  </office:meta>
</office:document-meta>
</file>